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ab" officeooo:paragraph-rsid="0018c6ab"/>
    </style:style>
    <style:style style:name="P2" style:family="paragraph" style:parent-style-name="Standard">
      <style:paragraph-properties fo:text-align="justify" style:justify-single-word="false"/>
      <style:text-properties officeooo:rsid="0018c6ab" officeooo:paragraph-rsid="0018c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ANTE – HTML/CSS</text:p>
      <text:p text:style-name="P1"/>
      <text:p text:style-name="P2">(#) - id</text:p>
      <text:p text:style-name="P2"/>
      <text:p text:style-name="P2">(.) - class</text:p>
      <text:p text:style-name="P2"/>
      <text:p text:style-name="P2">(:) - pseudo-class</text:p>
      <text:p text:style-name="P2"/>
      <text:p text:style-name="P2">(::) - pseudo-lement</text:p>
      <text:p text:style-name="P2"/>
      <text:p text:style-name="P2">(&gt;) - childr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4:37:01.510042391</meta:creation-date>
    <dc:date>2024-01-31T14:40:57.688800550</dc:date>
    <meta:editing-duration>PT3M57S</meta:editing-duration>
    <meta:editing-cycles>1</meta:editing-cycles>
    <meta:document-statistic meta:table-count="0" meta:image-count="0" meta:object-count="0" meta:page-count="1" meta:paragraph-count="6" meta:word-count="17" meta:character-count="92" meta:non-whitespace-character-count="80"/>
    <meta:generator>LibreOffice/7.3.7.2$Linux_X86_64 LibreOffice_project/30$Build-2</meta:generator>
  </office:meta>
</office:document-meta>
</file>